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0725ae"/>
    </style:style>
    <style:style style:name="P2" style:family="paragraph" style:parent-style-name="Standard">
      <style:text-properties officeooo:paragraph-rsid="000725ae"/>
    </style:style>
    <style:style style:name="P3" style:family="paragraph" style:parent-style-name="Standard">
      <style:text-properties officeooo:paragraph-rsid="000b1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Chapter3 <text:s/></text:p>
      <text:p text:style-name="Standard">## 并行性 <text:s/></text:p>
      <text:p text:style-name="Standard">###1. 活跃线程束(warp) <text:s/></text:p>
      <text:p text:style-name="Standard">可实现占用率(achieved_occupancy): <text:s/></text:p>
      <text:p text:style-name="P1">活跃线程束的平均数量与SM支持最大数量的比值 <text:s text:c="3"/></text:p>
      <text:p text:style-name="P1">nvprof --metrics achieved_occupancy ./sumMatrix 32 32 <text:s/></text:p>
      <text:p text:style-name="P1">###2. 加载吞吐量(throughput)</text:p>
      <text:p text:style-name="P1">全局内核的内存吞吐量 <text:s/></text:p>
      <text:p text:style-name="P1">nvprof --metrics gld_throughput ./sumMatrix 32 32 <text:s/></text:p>
      <text:p text:style-name="P1">全局内存加载效率 <text:s/></text:p>
      <text:p text:style-name="P1">请求的吞吐量与所需吞吐量的比值 <text:s/></text:p>
      <text:p text:style-name="P1">nvprof --metrics gld_efficiency ./sumMatrix 32 32 <text:s/></text:p>
      <text:p text:style-name="P1">###3. 增大并行性 <text:s/></text:p>
      <text:p text:style-name="P1">增大并行性即增加线程块数量是提高性能的一个重要因素, 其中线程块最内层的维度大小(block.x)对性能起到关键作用 <text:s/></text:p>
      <text:p text:style-name="P1">## 分支分化 <text:s/></text:p>
      <text:p text:style-name="P1">### 并行归约 <text:s/></text:p>
      <text:p text:style-name="P1">任意在向量中执行满足交换律和结合律的运算 <text:s/></text:p>
      <text:p text:style-name="P3">类似recursive和reduce的结合, 比如并行求和, 包括相邻配对与交错配对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6:32:44.906663712</meta:creation-date>
    <dc:date>2018-09-09T17:01:13.718477328</dc:date>
    <meta:editing-duration>PT7M27S</meta:editing-duration>
    <meta:editing-cycles>3</meta:editing-cycles>
    <meta:generator>LibreOffice/6.0.6.2$Linux_X86_64 LibreOffice_project/0c292870b25a325b5ed35f6b45599d2ea4458e77</meta:generator>
    <meta:document-statistic meta:table-count="0" meta:image-count="0" meta:object-count="0" meta:page-count="1" meta:paragraph-count="18" meta:word-count="213" meta:character-count="470" meta:non-whitespace-character-count="410"/>
  </office:meta>
</office:document-meta>
</file>